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80000028BB06CBE507571C84A.png" manifest:media-type="image/png"/>
  <manifest:file-entry manifest:full-path="Pictures/100000010000041E000001E37770C70F0F8562E4.png" manifest:media-type="image/png"/>
  <manifest:file-entry manifest:full-path="Pictures/10000001000003CA000001CC93906B252E4D770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3" text:anchor-type="char" svg:x="-0.191cm" svg:y="-0.275cm" svg:width="17cm" svg:height="12.462cm" draw:z-index="2"><draw:image xlink:href="Pictures/10000001000003780000028BB06CBE507571C84A.png" xlink:type="simple" xlink:show="embed" xlink:actuate="onLoad" draw:mime-type="image/png"/></draw:frame></text:p>
      <text:p text:style-name="Standard"/>
      <text:p text:style-name="Standard"><draw:frame draw:style-name="fr1" draw:name="Figura2" text:anchor-type="char" svg:x="-0.203cm" svg:y="0.383cm" svg:width="17cm" svg:height="8.061cm" draw:z-index="1"><draw:image xlink:href="Pictures/10000001000003CA000001CC93906B252E4D770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><draw:frame draw:style-name="fr1" draw:name="Figura1" text:anchor-type="char" svg:x="-0.212cm" svg:y="0.362cm" svg:width="17cm" svg:height="7.789cm" draw:z-index="0"><draw:image xlink:href="Pictures/100000010000041E000001E37770C70F0F8562E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7T16:53:28.985000000</meta:creation-date>
    <dc:date>2023-10-17T16:55:25.680000000</dc:date>
    <meta:editing-duration>PT1M57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7.3.4.2$Windows_X86_64 LibreOffice_project/728fec16bd5f605073805c3c9e7c4212a0120dc5</meta:generator>
  </office:meta>
</office:document-meta>
</file>